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405cm" style:rel-column-width="20834*"/>
    </style:style>
    <style:style style:name="Tabella2.B" style:family="table-column">
      <style:table-column-properties style:column-width="1.916cm" style:rel-column-width="7384*"/>
    </style:style>
    <style:style style:name="Tabella2.C" style:family="table-column">
      <style:table-column-properties style:column-width="9.68cm" style:rel-column-width="37317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1" style:font-size-asian="12pt" style:font-name-complex="Arial1" style:font-size-complex="12pt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Times New Roman" fo:font-size="12pt" fo:font-style="normal" style:font-name-asian="Arial1" style:font-size-asian="12pt" style:font-style-asian="normal" style:font-name-complex="Arial1" style:font-size-complex="12pt" style:font-style-complex="normal"/>
    </style:style>
    <style:style style:name="P7" style:family="paragraph" style:parent-style-name="Table_20_Contents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8" style:family="paragraph" style:parent-style-name="Table_20_Contents">
      <style:text-properties style:font-name="Times New Roman" fo:font-size="12pt" style:font-size-asian="12pt" style:font-size-complex="12pt"/>
    </style:style>
    <style:style style:name="T1" style:family="text">
      <style:text-properties style:font-name="Arial1" fo:font-style="italic" style:font-name-asian="Arial1" style:font-style-asian="italic" style:font-name-complex="Arial1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Questionari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14" office:value-type="string">
            <text:p text:style-name="Table_20_Contents"><text:text-input text:description="">Delegato Questionari
</text:text-input></text:p>
          </table:table-cell>
          <table:table-cell table:style-name="Tabella1.B1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4" office:value-type="string">
            <text:p text:style-name="Table_20_Contents"><text:text-input text:description="">Delegato che gestisce la stesura dei questionari. Un delegato quetionari ha il compito di inserire,modificare,eliminare  i questionari dal sistema, raccogliendone i risultati statistici.</text:text-input></text:p>
          </table:table-cell>
        </table:table-row>
        <table:table-row>
          <table:table-cell table:style-name="Tabella1.A14" office:value-type="string">
            <text:p text:style-name="Table_20_Contents">Questionario</text:p>
          </table:table-cell>
          <table:table-cell table:style-name="Tabella1.B14" office:value-type="string">
            <text:p text:style-name="Table_20_Contents">Entity</text:p>
          </table:table-cell>
          <table:table-cell table:style-name="Tabella1.C14" office:value-type="string">
            <text:p text:style-name="Table_20_Contents">Un insieme di quesiti,formulati dal delegato questionari <text:s/>ai fini di un indagine statistica.</text:p>
          </table:table-cell>
        </table:table-row>
        <table:table-row>
          <table:table-cell table:style-name="Tabella1.A14" office:value-type="string">
            <text:p text:style-name="P5">BottoneInserisci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sato dal Delegato Questionari per inserire il questionario nel sistema.</text:p>
          </table:table-cell>
        </table:table-row>
        <table:table-row>
          <table:table-cell table:style-name="Tabella1.A14" office:value-type="string">
            <text:p text:style-name="P6">BottoneVisualizzaQuestionari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P1">Bottone usato dall<text:span text:style-name="T1">'utente autenticato </text:span>per iniziare lo use case<text:span text:style-name="T1"> Visualizzazione questionari.</text:span></text:p>
          </table:table-cell>
        </table:table-row>
        <table:table-row>
          <table:table-cell table:style-name="Tabella1.A14" office:value-type="string">
            <text:p text:style-name="P6">FormRicercaQuestionario</text:p>
          </table:table-cell>
          <table:table-cell table:style-name="Tabella1.B14" office:value-type="string">
            <text:p text:style-name="P7">Boundary</text:p>
          </table:table-cell>
          <table:table-cell table:style-name="Tabella1.C14" office:value-type="string">
            <text:p text:style-name="P2">Form usata per l’input dei dati di ricerca. Questa form</text:p>
            <text:p text:style-name="P3">è presentata all'utente autenticato quando la funzione “Ricerca Questionari” è selezionata.</text:p>
          </table:table-cell>
        </table:table-row>
        <table:table-row>
          <table:table-cell table:style-name="Tabella1.A14" office:value-type="string">
            <text:p text:style-name="Table_20_Contents">BottoneVisualizzaStatisticheQuestionari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tilizzato dall'utente autenticato per visualizzare le statistiche dei questionari.</text:p>
          </table:table-cell>
        </table:table-row>
        <table:table-row>
          <table:table-cell table:style-name="Tabella1.A14" office:value-type="string">
            <text:p text:style-name="Table_20_Contents">FormInserimento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Form utilizzata per dare al Delegato <text:s/>la possibilità di scegliere la “Sezione” destinazione di un “Argomento” che deve essere utilizzato mediante la funzionalità “Sposta Argomento”.</text:p>
          </table:table-cell>
        </table:table-row>
        <table:table-row>
          <table:table-cell table:style-name="Tabella1.A14" office:value-type="string">
            <text:p text:style-name="Table_20_Contents">BottoneVisualizzaDettagliQuestionar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utilizzato dal Delegato Questionari per visualizzare i dettagli dei vari questionari.</text:p>
          </table:table-cell>
        </table:table-row>
        <table:table-row>
          <table:table-cell table:style-name="Tabella1.A14" office:value-type="string">
            <text:p text:style-name="Table_20_Contents">BottoneEliminaQuestionario</text:p>
          </table:table-cell>
          <table:table-cell table:style-name="Tabella1.B14" office:value-type="string">
            <text:p text:style-name="Table_20_Contents">Boundary</text:p>
          </table:table-cell>
          <table:table-cell table:style-name="Tabella1.C14" office:value-type="string">
            <text:p text:style-name="Table_20_Contents">Bottone visualizzato all'utente autenticato che visualizza un argomento per dargli accesso alla funzionalità “EliminaQuestionario”.</text:p>
          </table:table-cell>
        </table:table-row>
        <table:table-row>
          <table:table-cell table:style-name="Tabella1.A14" office:value-type="string">
            <text:p text:style-name="Table_20_Contents">ControlVisualizzaDettagliQuestionaro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P4">Gestisce la funzione<text:span text:style-name="T2"> Visualizza dettaglio questionario.</text:span></text:p>
            <text:p text:style-name="P4">Questo oggetto è creato quando il Delegato Questionari<text:span text:style-name="T2"> </text:span>seleziona il</text:p>
            <text:p text:style-name="P4">bottone “Visualizza Dettaglio Questionario”. Stampa a video i dettagli del questionario.</text:p>
          </table:table-cell>
        </table:table-row>
        <table:table-row>
          <table:table-cell table:style-name="Tabella1.A14" office:value-type="string">
            <text:p text:style-name="Table_20_Contents">ControlVisualizzaQuestionari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<text:span text:style-name="T3">Gestice la funzione </text:span><text:span text:style-name="T2">Visualizza Questionari.</text:span><text:span text:style-name="T3">Stampa a video la lista dei questionari.</text:span></text:p>
          </table:table-cell>
        </table:table-row>
        <table:table-row>
          <table:table-cell table:style-name="Tabella1.A14" office:value-type="string">
            <text:p text:style-name="Table_20_Contents">ControlRicercaQuestionario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Gestisce la funzione <text:span text:style-name="T2">Ricerca Questionario.</text:span><text:span text:style-name="T3"> Quando il Delegato Questionari invoca questa funzione tramite l'apposito bottone,l'oggetto crea un apposito form,per l'immissione di un input da ricercare.</text:span></text:p>
          </table:table-cell>
        </table:table-row>
        <table:table-row>
          <table:table-cell table:style-name="Tabella1.A14" office:value-type="string">
            <text:p text:style-name="Table_20_Contents">ControlVisualizzaStatisticheQuestionari</text:p>
          </table:table-cell>
          <table:table-cell table:style-name="Tabella1.B14" office:value-type="string">
            <text:p text:style-name="Table_20_Contents">Control</text:p>
          </table:table-cell>
          <table:table-cell table:style-name="Tabella1.C14" office:value-type="string">
            <text:p text:style-name="Table_20_Contents">Gestisce la funzione Visualizza Statistiche Questionario. Il Delegato Questionari invocando la funzione tramite l'apposito bottone,visualizza i risultati statistici dei questionari.</text:p>
            <text:p text:style-name="Table_20_Contents"/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8">ControlAggiungiQuestionario</text:p>
          </table:table-cell>
          <table:table-cell table:style-name="Tabella2.A1" office:value-type="string">
            <text:p text:style-name="P8">Control</text:p>
          </table:table-cell>
          <table:table-cell table:style-name="Tabella2.C1" office:value-type="string">
            <text:p text:style-name="P4">Gestisce la funzione<text:span text:style-name="T2"> Aggiungi questionario.</text:span></text:p>
            <text:p text:style-name="P4">Questo oggetto è creato quando il Delegato Questionari<text:span text:style-name="T2"> </text:span>seleziona il</text:p>
            <text:p text:style-name="P4"><text:soft-page-break/>bottone “InserisciQuestionario”. Crea un “FormInserimentoQuestionario”<text:span text:style-name="T2"> </text:span>e</text:p>
            <text:p text:style-name="P4">lo presenta a <text:span text:style-name="T2">DelegatoQuestionari</text:span>. Dopo la sottomissione della form “FormInserisciQuestionario”,</text:p>
            <text:p text:style-name="P4">questo oggetto colleziona l’informazione.L’oggetto Control quindi memorizza il questionario.</text:p>
          </table:table-cell>
        </table:table-row>
        <table:table-row>
          <table:table-cell table:style-name="Tabella2.A2" office:value-type="string">
            <text:p text:style-name="Table_20_Contents">ControlEliminaQuestionari</text:p>
          </table:table-cell>
          <table:table-cell table:style-name="Tabella2.A2" office:value-type="string">
            <text:p text:style-name="Table_20_Contents">Control</text:p>
          </table:table-cell>
          <table:table-cell table:style-name="Tabella2.C2" office:value-type="string">
            <text:p text:style-name="Table_20_Contents">Gestisce la funzione “Elimina Questionario”. Questo oggetto è creato quando l'Utente_Autenticato seleziona il bottone “EliminaQuestionario”,ed elimina il questionario dalla lista questionari.</text:p>
          </table:table-cell>
        </table:table-row>
        <table:table-row>
          <table:table-cell table:style-name="Tabella2.A2" office:value-type="string">
            <text:p text:style-name="Table_20_Contents">ControlCompilaQuestionario</text:p>
          </table:table-cell>
          <table:table-cell table:style-name="Tabella2.A2" office:value-type="string">
            <text:p text:style-name="Table_20_Contents">Control</text:p>
          </table:table-cell>
          <table:table-cell table:style-name="Tabella2.C2" office:value-type="string">
            <text:p text:style-name="Table_20_Contents">Gestisce l'immissione delle domande che saranno presenti nel questionario. Questo oggetto è creato quando l'Utente_Autenticato seleziona il bottone “Compila Questionario”,visualizzando a video un form per l'inserimento delle domande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5T15:07:08.77</meta:creation-date>
    <meta:editing-duration>PT3H34M</meta:editing-duration>
    <meta:editing-cycles>15</meta:editing-cycles>
    <meta:generator>LibreOffice/3.6$Windows_x86 LibreOffice_project/da8c1e6-fd468f4-454e206-f42a4a9-143cfd</meta:generator>
    <meta:initial-creator>gfhj </meta:initial-creator>
    <dc:date>2012-10-28T02:15:44.84</dc:date>
    <meta:document-statistic meta:table-count="2" meta:image-count="0" meta:object-count="0" meta:page-count="2" meta:paragraph-count="59" meta:word-count="349" meta:character-count="3152" meta:non-whitespace-character-count="285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